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56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固定資產折舊計算表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固定資產類別</text:p>
          </table:table-cell>
          <table:table-cell table:style-name="ce2" office:value-type="string" calcext:value-type="string" table:number-columns-spanned="2" table:number-rows-spanned="1">
            <text:p>上月計提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上月增加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上月減少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本月計提</text:p>
          </table:table-cell>
          <table:covered-table-cell table:style-name="ce8"/>
          <table:table-cell table:number-columns-repeated="1015"/>
        </table:table-row>
        <table:table-row table:style-name="ro2">
          <table:covered-table-cell table:style-name="ce3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生產固定資產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房　　　　屋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土　　　　地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動<text:span text:style-name="T1">  </text:span><text:span text:style-name="T2">力</text:span><text:span text:style-name="T3">  </text:span><text:span text:style-name="T2">設</text:span><text:span text:style-name="T3">  </text:span><text:span text:style-name="T2">備</text:span>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機<text:span text:style-name="T1">  </text:span><text:span text:style-name="T2">械</text:span><text:span text:style-name="T3">  </text:span><text:span text:style-name="T2">設</text:span><text:span text:style-name="T3">  </text:span><text:span text:style-name="T2">備</text:span>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運<text:span text:style-name="T1">  </text:span><text:span text:style-name="T2">輸</text:span><text:span text:style-name="T3">  </text:span><text:span text:style-name="T2">設</text:span><text:span text:style-name="T3">  </text:span><text:span text:style-name="T2">備</text:span>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房　　　　屋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非生產固定資產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租出固定資產</text:p>
          </table:table-cell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其　　　　他</text:p>
          </table:table-cell>
          <table:table-cell table:style-name="ce7" table:number-columns-repeated="8"/>
          <table:table-cell table:number-columns-repeated="1015"/>
        </table:table-row>
        <table:table-row table:style-name="ro2" table:number-rows-repeated="8">
          <table:table-cell table:style-name="ce3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7" table:number-columns-repeated="8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6:10</meta:creation-date>
    <dc:creator>Joyce</dc:creator>
    <dc:date>2004-04-13T16:18:26</dc:date>
    <meta:print-date>2004-04-13T16:18:21</meta:print-date>
    <meta:document-statistic meta:table-count="1" meta:cell-count="17" meta:object-count="0"/>
    <meta:generator>LibreOffice/5.1.1.3$Windows_x86 LibreOffice_project/89f508ef3ecebd2cfb8e1def0f0ba9a803b88a6d</meta:generator>
  </office:meta>
</office:document-meta>
</file>